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font-weight="normal" officeooo:paragraph-rsid="0000cfc4" style:font-weight-asian="normal" style:font-weight-complex="normal"/>
    </style:style>
    <style:style style:name="P2" style:family="paragraph" style:parent-style-name="Text_20_body">
      <style:text-properties fo:font-weight="normal" officeooo:paragraph-rsid="0000cfc4" style:font-weight-asian="normal" style:font-weight-complex="normal"/>
    </style:style>
    <style:style style:name="P3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4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officeooo:rsid="0000cfc4" officeooo:paragraph-rsid="0000cfc4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officeooo:rsid="00033490" officeooo:paragraph-rsid="00033490"/>
    </style:style>
    <style:style style:name="P9" style:family="paragraph" style:parent-style-name="Text_20_body">
      <style:text-properties officeooo:rsid="00033490" officeooo:paragraph-rsid="0003349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8820" style:font-weight-asian="normal" style:font-weight-complex="normal"/>
    </style:style>
    <style:style style:name="T3" style:family="text">
      <style:text-properties fo:font-weight="normal" officeooo:rsid="00033490" style:font-weight-asian="normal" style:font-weight-complex="normal"/>
    </style:style>
    <style:style style:name="T4" style:family="text">
      <style:text-properties officeooo:rsid="000288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: Visualizar <text:span text:style-name="T4">Exemplar do Acervo</text:span></text:p>
      <text:p text:style-name="P2"/>
      <text:h text:style-name="P7" text:outline-level="1">Atores</text:h>
      <text:p text:style-name="Text_20_body"><text:span text:style-name="T1"><text:tab/></text:span><text:span text:style-name="T2">Visitante</text:span></text:p>
      <text:h text:style-name="P7" text:outline-level="1">Descrição</text:h>
      <text:p text:style-name="Text_20_body"><text:span text:style-name="T1"><text:tab/></text:span><text:span text:style-name="T2">Visitante sele</text:span><text:span text:style-name="T3">ciona um exemplar do acervo então é direcionado a uma página que exibe informações sobre o exemplar que estão definidas em documento de catalogação.</text:span></text:p>
      <text:h text:style-name="P7" text:outline-level="1">Tipo</text:h>
      <text:p text:style-name="P3"><text:tab/>Primário e essencial.</text:p>
      <text:h text:style-name="P7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Ação do Ator</text:p>
          </table:table-cell>
          <table:table-cell table:style-name="Tabela1.B1" office:value-type="string">
            <text:p text:style-name="P5">Resposta do Sistema</text:p>
          </table:table-cell>
        </table:table-row>
        <table:table-row>
          <table:table-cell table:style-name="Tabela1.A2" office:value-type="string">
            <text:p text:style-name="P8">1 – Ator seleciona exemplar do acervo, através da página inicial que exibe as últimas catalogações, através das páginas do acervo, ou através de um link externo(QR Code, outros portais, facebook, etc…).</text:p>
          </table:table-cell>
          <table:table-cell table:style-name="Tabela1.B2" office:value-type="string">
            <text:p text:style-name="P8">2 – Sistema exibe exemplar cadastrado, exibindo informações catalogadas sobre o exemplar.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</table:table>
      <text:p text:style-name="P4"/>
      <text:h text:style-name="P7" text:outline-level="1">Fluxo Alternativo</text:h>
      <text:p text:style-name="P9"><text:span text:style-name="T1"><text:tab/>2 – Caso o exemplar não esteja cadastrado, é exibido página de erro 40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1:08:08.456000000</dc:date>
    <meta:editing-duration>PT23S</meta:editing-duration>
    <meta:editing-cycles>4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4" meta:word-count="109" meta:character-count="685" meta:non-whitespace-character-count="588"/>
  </office:meta>
</office:document-meta>
</file>